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Replacements/Object 2" manifest:media-type="image/png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><draw:frame draw:style-name="fr1" draw:name="Objekt1" text:anchor-type="as-char" svg:width="5.106cm" svg:height="5.318cm" draw:z-index="0"><draw:object-ole xlink:href="./Object 2" xlink:type="simple" xlink:show="embed" xlink:actuate="onLoad"/><draw:image xlink:href="./ObjectReplacements/Object 2" xlink:type="simple" xlink:show="embed" xlink:actuate="onLoad"/><svg:title>  </svg:title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1" fo:font-family="Arial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End" style:display-name="Numbering 5 End" style:family="paragraph" style:parent-style-name="List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End" style:display-name="List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" style:default-outline-level="">
      <style:paragraph-properties fo:margin-left="0in" fo:margin-right="0in" fo:margin-top="0in" fo:margin-bottom="0.0835in" loext:contextual-spacing="false" fo:text-align="start" style:justify-single-word="false" fo:orphans="2" fo:widows="2" fo:hyphenation-ladder-count="no-limit" fo:text-indent="0in" style:auto-text-indent="false" style:vertical-align="baseline"/>
      <style:text-properties style:font-name="Arial1" fo:font-family="Arial" style:font-style-name="Standard" style:font-family-generic="swiss" style:font-pitch="variable" fo:font-size="10pt" style:letter-kerning="true" style:font-name-asian="Arial3" style:font-family-asian="Arial" style:font-family-generic-asian="system" style:font-pitch-asian="variable" style:font-size-asian="10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AQ_5f_ConditionalStyleTemplateExpression" style:display-name="AQ_ConditionalStyleTemplateExpression" style:family="text">
      <style:text-properties fo:color="#cccc00" fo:font-style="italic" fo:font-weight="bold"/>
    </style:style>
    <style:style style:name="AQ_5f_SingleTemplateExpression" style:display-name="AQ_SingleTemplateExpression" style:family="text">
      <style:text-properties fo:color="#0a94d6" fo:font-style="italic" fo:font-weight="bold"/>
    </style:style>
    <style:style style:name="AQ_5f_MultiTemplateExpression" style:display-name="AQ_MultiTemplateExpression" style:family="text">
      <style:text-properties fo:color="#3342b5" fo:font-style="italic"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style:style style:name="DAI_5f_Default" style:display-name="DAI_Default" style:family="text">
      <style:text-properties style:font-name="Arial2" fo:font-family="Arial" style:font-family-generic="roman" style:font-pitch="variable" fo:font-size="10pt" style:font-name-asian="Arial3" style:font-family-asian="Arial" style:font-family-generic-asian="system" style:font-pitch-asian="variable" style:font-size-asian="10.5pt" style:language-asian="en" style:country-asian="US" style:font-name-complex="Arial3" style:font-family-complex="Arial" style:font-family-generic-complex="system" style:font-pitch-complex="variable"/>
    </style:style>
    <style:style style:name="DAI_5f_Italic" style:display-name="DAI_Italic" style:family="text" style:parent-style-name="DAI_5f_Default">
      <style:text-properties style:font-name="Arial2" fo:font-family="Arial" style:font-family-generic="roman" style:font-pitch="variable" fo:font-size="10pt" fo:font-style="italic" style:font-name-asian="Arial3" style:font-family-asian="Arial" style:font-family-generic-asian="system" style:font-pitch-asian="variable" style:font-size-asian="10.5pt" style:language-asian="en" style:country-asian="US" style:font-style-asian="italic" style:font-name-complex="Arial3" style:font-family-complex="Arial" style:font-family-generic-complex="system" style:font-pitch-complex="variable"/>
    </style:style>
    <style:style style:name="DAI_5f_Bold" style:display-name="DAI_Bold" style:family="text" style:parent-style-name="DAI_5f_Default">
      <style:text-properties style:font-name="Arial2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.5pt" style:language-asian="en" style:country-asian="US" style:font-weight-asian="bold" style:font-name-complex="Arial3" style:font-family-complex="Arial" style:font-family-generic-complex="system" style:font-pitch-complex="variable"/>
    </style:style>
    <style:style style:name="DAI_5f_ItalicBold" style:display-name="DAI_ItalicBold" style:family="text" style:parent-style-name="DAI_5f_Default">
      <style:text-properties style:font-name="Arial2" fo:font-family="Arial" style:font-family-generic="roman" style:font-pitch="variable" fo:font-size="10pt" fo:font-style="italic" fo:font-weight="bold" style:font-name-asian="Arial3" style:font-family-asian="Arial" style:font-family-generic-asian="system" style:font-pitch-asian="variable" style:font-size-asian="10.5pt" style:language-asian="en" style:country-asian="US" style:font-style-asian="italic" style:font-weight-asian="bold" style:font-name-complex="Arial3" style:font-family-complex="Arial" style:font-family-generic-complex="system" style:font-pitch-complex="variable"/>
    </style:style>
    <style:style style:name="DAI_5f_Superscript" style:display-name="DAI_Superscript" style:family="text" style:parent-style-name="DAI_5f_Default">
      <style:text-properties style:text-position="super 58%" style:font-name="Arial2" fo:font-family="Arial" style:font-family-generic="roman" style:font-pitch="variable" fo:font-size="10pt" style:font-name-asian="Arial3" style:font-family-asian="Arial" style:font-family-generic-asian="system" style:font-pitch-asian="variable" style:font-size-asian="10.5pt" style:language-asian="en" style:country-asian="US" style:font-name-complex="Arial3" style:font-family-complex="Arial" style:font-family-generic-complex="system" style:font-pitch-complex="variable"/>
    </style:style>
    <style:style style:name="DAI_5f_Subscript" style:display-name="DAI_Subscript" style:family="text" style:parent-style-name="DAI_5f_Default">
      <style:text-properties style:text-position="sub 58%" style:font-name="Arial2" fo:font-family="Arial" style:font-family-generic="roman" style:font-pitch="variable" fo:font-size="10.5pt" style:font-name-asian="Arial3" style:font-family-asian="Arial" style:font-family-generic-asian="system" style:font-pitch-asian="variable" style:font-size-asian="10.5pt" style:language-asian="en" style:country-asian="US" style:font-name-complex="Arial3" style:font-family-complex="Arial" style:font-family-generic-complex="system" style:font-pitch-complex="variable"/>
    </style:style>
    <style:style style:name="DAI_5f_Underline" style:display-name="DAI_Underline" style:family="text" style:parent-style-name="DAI_5f_Default">
      <style:text-properties style:font-name="Arial2" fo:font-family="Arial" style:font-family-generic="roman" style:font-pitch="variable" fo:font-size="10pt" style:text-underline-style="solid" style:text-underline-width="auto" style:text-underline-color="font-color" style:font-name-asian="Arial3" style:font-family-asian="Arial" style:font-family-generic-asian="system" style:font-pitch-asian="variable" style:font-size-asian="10.5pt" style:language-asian="en" style:country-asian="US" style:font-name-complex="Arial3" style:font-family-complex="Arial" style:font-family-generic-complex="system" style:font-pitch-complex="variable"/>
    </style:style>
    <style:style style:name="DAI_5f_Strike" style:display-name="DAI_Strike" style:family="text" style:parent-style-name="DAI_5f_Default">
      <style:text-properties style:text-line-through-style="solid" style:text-line-through-type="single" style:font-name="Arial2" fo:font-family="Arial" style:font-family-generic="roman" style:font-pitch="variable" fo:font-size="10pt" style:font-name-asian="Arial3" style:font-family-asian="Arial" style:font-family-generic-asian="system" style:font-pitch-asian="variable" style:font-size-asian="10.5pt" style:language-asian="en" style:country-asian="US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svg:width="3.5547in" svg:height="3.5547in" text:anchor-type="as-char" svg:x="1.5689in" svg:y="-3.5547in" style:vertical-pos="top" style:vertical-rel="baseline" style:horizontal-pos="right" style:horizontal-rel="paragraph" fo:background-color="transparent" draw:fill="none" draw:fill-color="#99ccff" style:shadow="none" draw:shadow-opacity="100%"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196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196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196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196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196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196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196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196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157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57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57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57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57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57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57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57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57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57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57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57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57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57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57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57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57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1965in" fo:margin-left="0.7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1965in" fo:margin-left="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1965in" fo:margin-left="1.25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1965in" fo:margin-left="1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1965in" fo:margin-left="1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1965in" fo:margin-left="2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1965in" fo:margin-left="2.2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196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9374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/>
    <style:master-page style:name="Right_20_Page" style:display-name="Right Page" style:page-layout-name="Mpm3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15:11:14.479000000</dc:date>
    <meta:editing-duration>P0D</meta:editing-duration>
    <meta:editing-cycles>1</meta:editing-cycles>
    <meta:document-statistic meta:table-count="0" meta:image-count="0" meta:object-count="1" meta:page-count="1" meta:paragraph-count="1" meta:word-count="0" meta:character-count="1" meta:non-whitespace-character-count="0"/>
    <meta:generator>LibreOfficeDev/5.4.4.2.0$Windows_X86_64 LibreOffice_project/f0365d85149f6fd2cde4548f2242222a97ffc637</meta:generator>
  </office:meta>
</office:document-meta>
</file>